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ffffff" fo:border-bottom="0.05pt solid #ffffff"/>
    </style:style>
    <style:style style:name="Tabla1.E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ffffff"/>
    </style:style>
    <style:style style:name="Tabla1.E2" style:family="table-cell">
      <style:table-cell-properties fo:padding="0.097cm" fo:border-left="0.05pt solid #ffffff" fo:border-right="0.05pt solid #ffffff" fo:border-top="none" fo:border-bottom="0.05pt solid #ffffff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ffffff" fo:border-bottom="0.05pt solid #ffffff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ffffff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9.287cm" fo:margin-left="4.112cm" table:align="left" style:shadow="none"/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0.212cm"/>
    </style:style>
    <style:style style:name="Tabla3.C" style:family="table-column">
      <style:table-column-properties style:column-width="2.011cm"/>
    </style:style>
    <style:style style:name="Tabla3.D" style:family="table-column">
      <style:table-column-properties style:column-width="0.185cm"/>
    </style:style>
    <style:style style:name="Tabla3.E" style:family="table-column">
      <style:table-column-properties style:column-width="2.302cm"/>
    </style:style>
    <style:style style:name="Tabla3.G" style:family="table-column">
      <style:table-column-properties style:column-width="2.27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ffffff" fo:border-bottom="0.05pt solid #ffffff"/>
    </style:style>
    <style:style style:name="Tabla3.G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ffffff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2cd" officeooo:paragraph-rsid="001ca2cd"/>
    </style:style>
    <style:style style:name="P2" style:family="paragraph" style:parent-style-name="Table_20_Contents">
      <style:text-properties officeooo:rsid="001e559c" officeooo:paragraph-rsid="001e5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P1">Personas</text:p>
          </table:table-cell>
          <table:table-cell table:style-name="Tabla1.D1" office:value-type="string">
            <text:p text:style-name="Table_20_Contents"/>
          </table:table-cell>
          <table:table-cell table:style-name="Tabla1.E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Iden</text:p>
            <text:p text:style-name="P1">Nom</text:p>
            <text:p text:style-name="P1">Ape1</text:p>
            <text:p text:style-name="P1">Ape2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Seteden()</text:p>
            <text:p text:style-name="P1">setnom()</text:p>
            <text:p text:style-name="P1">setape1()</text:p>
            <text:p text:style-name="P1">setape2()</text:p>
            <text:p text:style-name="P1">getiden()</text:p>
            <text:p text:style-name="P1">getnom()</text:p>
            <text:p text:style-name="P1">getape1()</text:p>
            <text:p text:style-name="P1">getape2()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">Entrenador</text:p>
          </table:table-cell>
          <table:table-cell table:style-name="Tabla2.B1" office:value-type="string">
            <text:p text:style-name="Table_20_Contents"/>
          </table:table-cell>
          <table:table-cell table:style-name="Tabla2.A1" office:value-type="string">
            <text:p text:style-name="P1">Futbolista</text:p>
          </table:table-cell>
          <table:table-cell table:style-name="Tabla2.B1" office:value-type="string">
            <text:p text:style-name="Table_20_Contents"/>
          </table:table-cell>
          <table:table-cell table:style-name="Tabla2.E1" office:value-type="string">
            <text:p text:style-name="P1">Masajista</text:p>
          </table:table-cell>
        </table:table-row>
        <table:table-row>
          <table:table-cell table:style-name="Tabla2.A2" office:value-type="string">
            <text:p text:style-name="P1">Idfed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1">Edad</text:p>
            <text:p text:style-name="P1">dors</text:p>
            <text:p text:style-name="P1">demarc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1">Titu</text:p>
            <text:p text:style-name="P1">aexp</text:p>
          </table:table-cell>
        </table:table-row>
        <table:table-row>
          <table:table-cell table:style-name="Tabla2.A2" office:value-type="string">
            <text:p text:style-name="P1">Setidfed()</text:p>
            <text:p text:style-name="P1">getidfed()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1">Setedad()</text:p>
            <text:p text:style-name="P1">setdors()</text:p>
            <text:p text:style-name="P1">setdemarc()</text:p>
            <text:p text:style-name="P1">getedad()</text:p>
            <text:p text:style-name="P1">getdors()</text:p>
            <text:p text:style-name="P1">getdemarc()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1">Settitu()</text:p>
            <text:p text:style-name="P1">setaex()</text:p>
            <text:p text:style-name="P1">gettitu()</text:p>
            <text:p text:style-name="P1">getaex()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B"/>
        <table:table-column table:style-name="Tabla3.G"/>
        <table:table-row>
          <table:table-cell table:style-name="Tabla3.A1" office:value-type="string">
            <text:p text:style-name="P1">Portero</text:p>
          </table:table-cell>
          <table:table-cell table:style-name="Tabla3.B1" office:value-type="string">
            <text:p text:style-name="Table_20_Contents"/>
          </table:table-cell>
          <table:table-cell table:style-name="Tabla3.A1" office:value-type="string">
            <text:p text:style-name="P1">Defensa</text:p>
          </table:table-cell>
          <table:table-cell table:style-name="Tabla3.B1" office:value-type="string">
            <text:p text:style-name="Table_20_Contents"/>
          </table:table-cell>
          <table:table-cell table:style-name="Tabla3.A1" office:value-type="string">
            <text:p text:style-name="P1">Medio</text:p>
          </table:table-cell>
          <table:table-cell table:style-name="Tabla3.B1" office:value-type="string">
            <text:p text:style-name="Table_20_Contents"/>
          </table:table-cell>
          <table:table-cell table:style-name="Tabla3.G1" office:value-type="string">
            <text:p text:style-name="P1">Delantero</text:p>
          </table:table-cell>
        </table:table-row>
        <table:table-row>
          <table:table-cell table:style-name="Tabla3.A2" office:value-type="string">
            <text:p text:style-name="P1">alt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1">pos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estjueg</text:p>
          </table:table-cell>
          <table:table-cell table:style-name="Tabla3.B2" office:value-type="string">
            <text:p text:style-name="Table_20_Contents"/>
          </table:table-cell>
          <table:table-cell table:style-name="Tabla3.G2" office:value-type="string">
            <text:p text:style-name="P2">velpun</text:p>
          </table:table-cell>
        </table:table-row>
        <table:table-row>
          <table:table-cell table:style-name="Tabla3.A2" office:value-type="string">
            <text:p text:style-name="P1">Setalt()</text:p>
            <text:p text:style-name="P1">getalt()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Setpos()</text:p>
            <text:p text:style-name="P2">getpos()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Setestjueg()</text:p>
            <text:p text:style-name="P2">getestjueg()</text:p>
          </table:table-cell>
          <table:table-cell table:style-name="Tabla3.B2" office:value-type="string">
            <text:p text:style-name="Table_20_Contents"/>
          </table:table-cell>
          <table:table-cell table:style-name="Tabla3.G2" office:value-type="string">
            <text:p text:style-name="P2">Setvelpun()</text:p>
            <text:p text:style-name="P2">getvelpun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9:38:24.331000000</meta:creation-date>
    <dc:date>2018-02-19T19:53:53.345000000</dc:date>
    <meta:editing-duration>PT4M30S</meta:editing-duration>
    <meta:editing-cycles>1</meta:editing-cycles>
    <meta:document-statistic meta:table-count="3" meta:image-count="0" meta:object-count="0" meta:page-count="1" meta:paragraph-count="50" meta:word-count="50" meta:character-count="386" meta:non-whitespace-character-count="386"/>
    <meta:generator>LibreOffice/5.4.2.2$Windows_X86_64 LibreOffice_project/22b09f6418e8c2d508a9eaf86b2399209b0990f4</meta:generator>
  </office:meta>
</office:document-meta>
</file>